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2" style:family="paragraph" style:parent-style-name="Standard">
      <style:paragraph-properties fo:text-align="justify" style:justify-single-word="false"/>
      <style:text-properties style:font-name="Arial" fo:font-size="12pt" officeooo:paragraph-rsid="0011ca87" style:font-size-asian="12pt" style:font-size-complex="12pt"/>
    </style:style>
    <style:style style:name="P3" style:family="paragraph" style:parent-style-name="Preformatted_20_Text">
      <style:paragraph-properties fo:text-align="justify" style:justify-single-word="false"/>
      <style:text-properties style:font-name="Arial" fo:font-size="12pt"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paragraph-rsid="000fffac"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paragraph-rsid="00257d0a" style:font-size-asian="12pt" style:font-size-complex="12pt"/>
    </style:style>
    <style:style style:name="P6" style:family="paragraph" style:parent-style-name="Preformatted_20_Text">
      <style:paragraph-properties fo:margin-top="0cm" fo:margin-bottom="0.499cm" loext:contextual-spacing="false" fo:text-align="justify" style:justify-single-word="false"/>
      <style:text-properties style:font-name="Arial" fo:font-size="12pt" officeooo:rsid="00181aba" officeooo:paragraph-rsid="00257d0a" style:font-size-asian="12pt" style:font-size-complex="12pt"/>
    </style:style>
    <style:style style:name="P7" style:family="paragraph" style:parent-style-name="Preformatted_20_Text">
      <style:paragraph-properties fo:margin-top="0cm" fo:margin-bottom="0.499cm" loext:contextual-spacing="false" fo:text-align="justify" style:justify-single-word="false"/>
      <style:text-properties style:font-name="Arial" fo:font-size="12pt" style:font-size-asian="12pt" style:font-size-complex="12pt"/>
    </style:style>
    <style:style style:name="P8" style:family="paragraph" style:parent-style-name="Standard" style:list-style-name="L3">
      <style:paragraph-properties fo:text-align="justify" style:justify-single-word="false"/>
      <style:text-properties style:font-name="Arial" fo:font-size="12pt" officeooo:rsid="0011bb91" officeooo:paragraph-rsid="000fffac" style:font-size-asian="12pt" style:font-size-complex="12pt"/>
    </style:style>
    <style:style style:name="P9" style:family="paragraph" style:parent-style-name="Preformatted_20_Text" style:list-style-name="L1">
      <style:paragraph-properties fo:text-align="justify" style:justify-single-word="false"/>
      <style:text-properties style:font-name="Arial" fo:font-size="12pt" officeooo:paragraph-rsid="00233ef8" style:font-size-asian="12pt" style:font-size-complex="12pt"/>
    </style:style>
    <style:style style:name="P10" style:family="paragraph" style:parent-style-name="Preformatted_20_Text">
      <style:paragraph-properties fo:text-align="justify" style:justify-single-word="false"/>
      <style:text-properties style:font-name="Arial" fo:font-size="12pt" officeooo:paragraph-rsid="00233ef8" style:font-size-asian="12pt" style:font-size-complex="12pt"/>
    </style:style>
    <style:style style:name="P11" style:family="paragraph" style:parent-style-name="Preformatted_20_Text">
      <style:paragraph-properties fo:text-align="justify" style:justify-single-word="false"/>
      <style:text-properties style:font-name="Arial" fo:font-size="12pt" officeooo:paragraph-rsid="00292577" style:font-size-asian="12pt" style:font-size-complex="12pt"/>
    </style:style>
    <style:style style:name="P12" style:family="paragraph" style:parent-style-name="Preformatted_20_Text" style:list-style-name="L1">
      <style:paragraph-properties fo:text-align="justify" style:justify-single-word="false"/>
      <style:text-properties style:font-name="Arial" fo:font-size="12pt" officeooo:rsid="002aeba5" officeooo:paragraph-rsid="002aeba5" style:font-size-asian="12pt" style:font-size-complex="12pt"/>
    </style:style>
    <style:style style:name="P13"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14" style:family="paragraph" style:parent-style-name="Preformatted_20_Text">
      <style:paragraph-properties fo:text-align="justify" style:justify-single-word="false"/>
      <style:text-properties style:font-name="Arial" fo:font-size="12pt" officeooo:rsid="002c201a" officeooo:paragraph-rsid="002c201a" style:font-size-asian="12pt" style:font-size-complex="12pt"/>
    </style:style>
    <style:style style:name="T1" style:family="text">
      <style:text-properties officeooo:rsid="0026e931"/>
    </style:style>
    <style:style style:name="T2" style:family="text">
      <style:text-properties officeooo:rsid="0028e4b2"/>
    </style:style>
    <style:style style:name="T3" style:family="text">
      <style:text-properties officeooo:rsid="00292577"/>
    </style:style>
    <style:style style:name="T4" style:family="text">
      <style:text-properties officeooo:rsid="002aeba5"/>
    </style:style>
    <style:style style:name="T5" style:family="text">
      <style:text-properties officeooo:rsid="002c201a"/>
    </style:style>
    <style:style style:name="T6" style:family="text">
      <style:text-properties officeooo:rsid="002cf5c5"/>
    </style:style>
    <style:style style:name="T7" style:family="text">
      <style:text-properties officeooo:rsid="002d034f"/>
    </style:style>
    <style:style style:name="T8" style:family="text">
      <style:text-properties officeooo:rsid="002e38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
      <text:p text:style-name="P4">We thank the referee<text:span text:style-name="T1">s</text:span> for <text:span text:style-name="T1">their</text:span> helpful comments on our manuscript “<text:span text:style-name="T1">Foreign exchange markets: price response and spread impact</text:span>” by J<text:span text:style-name="T1">uan </text:span>C. Henao-Londono <text:span text:style-name="T1">and Thomas Guhr</text:span>. We followed all of the referees’ suggestions and revised the paper accordingly.</text:p>
      <text:p text:style-name="P4"/>
      <text:p text:style-name="P3"/>
      <text:p text:style-name="P7">In the sequel, we respond in detail to the points that the referee<text:span text:style-name="T1">s</text:span> made:</text:p>
      <text:list xml:id="list8190627531778615704" text:style-name="L1">
        <text:list-item>
          <text:p text:style-name="P9">"There are fewer rules, there are no clearing houses and central bodies that oversee the market. The investors will not have to pay fees or commissions as on another markets. It is possible to trade at any time of day and regarding the risk and reward, it is possible to get in and out whenever the investor want. In the foreign exchange market, the bid-ask spread is the only transaction cost [35]. " Do all participants pay no fees? E.g. if you travel abroad and want to exchange your cash (to get the foreign cash) at a Bank abroad, you will certainly pay a fee on top of their bid ask spreads. Not every market participant of the spot fx market can avoid fees (on top of the bid ask spreads). Or can you specify which traders produced the data you analysed?</text:p>
        </text:list-item>
      </text:list>
      <text:p text:style-name="P10"><text:tab/></text:p>
      <text:p text:style-name="P10"><text:tab/><text:span text:style-name="T2">The travel abroad is the perfect example to show that in some cases, it is necessary <text:tab/>to pay fees or commissions. We rewrite the idea in the paragraph as follows:</text:span></text:p>
      <text:p text:style-name="P10"/>
      <text:p text:style-name="P11"><text:tab/>“<text:span text:style-name="T3">There are fewer rules, there are no clearing houses and central bodies that <text:tab/>oversee the market. Some investors do not have to pay fees or commissions as on <text:tab/>another markets. It is possible to trade at any time of day and regarding the risk and <text:tab/>reward, it is possible to get in and out whenever the investor want. In the foreign <text:tab/>exchange market, the bid-ask spread is the most used transaction cost [35]. "</text:span></text:p>
      <text:p text:style-name="P11"/>
      <text:list xml:id="list184123938814530" text:continue-numbering="true" text:style-name="L1">
        <text:list-item>
          <text:p text:style-name="P9">Eqs. (2) and (3): S(t) has not been defined. Please add a short description.</text:p>
        </text:list-item>
      </text:list>
      <text:p text:style-name="P10"/>
      <text:p text:style-name="P10"><text:tab/><text:span text:style-name="T3">In the manuscript are Eqs. (3) and (4) the ones that use S(t). We improve the text <text:tab/>below Eq. (3) to add the description of S(t):</text:span></text:p>
      <text:p text:style-name="P10"/>
      <text:p text:style-name="P10"><text:tab/>“<text:span text:style-name="T4">where \delta is a positive time increment and S(t) is the price.”</text:span></text:p>
      <text:p text:style-name="P10"/>
      <text:list xml:id="list184124005166481" text:continue-numbering="true" text:style-name="L1">
        <text:list-item>
          <text:p text:style-name="P12">"The main objective of this work is to analyze the price response functions. In general we define the price response functions in a foreign exchange market as ". On this stage is not clear to me what/which information regarding trading, risk, etc. the respon<text:span text:style-name="T5">ce</text:span> functions contain. I would appreciate to have it in an order: "Generally, a price response functions measures …. <text:s/>and are defined as follows: …. The main objective of this work is to analyze the price response functions for the spot fx markets". <text:span text:style-name="T5">We rewrite the paragraph following your advice as:</text:span></text:p>
        </text:list-item>
      </text:list>
      <text:p text:style-name="P13"/>
      <text:p text:style-name="P13"><text:tab/>“<text:span text:style-name="T5">Generally, price response functions measure price changes implied by execution of <text:tab/>market orders and <text:s/>are defined as follows:</text:span></text:p>
      <text:p text:style-name="P13"/>
      <text:p text:style-name="P14"><text:tab/>$mathematical expression$ <text:span text:style-name="T6">+ definition of the variables</text:span></text:p>
      <text:p text:style-name="P14"/>
      <text:p text:style-name="P14"><text:tab/>The main objective of this work is to analyze the price response functions for the <text:tab/>spot foreign exchange markets.”</text:p>
      <text:list xml:id="list184124410038104" text:continue-numbering="true" text:style-name="L1">
        <text:list-item>
          <text:p text:style-name="P12"><text:soft-page-break/>"Finally, The subscript"… A <text:s/>typo, change to "Finally, the subscript"</text:p>
        </text:list-item>
      </text:list>
      <text:p text:style-name="P13"><text:tab/></text:p>
      <text:p text:style-name="P13"><text:tab/><text:span text:style-name="T7">The typo was corrected.</text:span></text:p>
      <text:p text:style-name="P13"/>
      <text:list xml:id="list184123473114597" text:continue-numbering="true" text:style-name="L1">
        <text:list-item>
          <text:p text:style-name="P12">"… the price response function increases to a maximum and then slowly decreases." … You may add here "with increasing \tau"</text:p>
        </text:list-item>
      </text:list>
      <text:p text:style-name="P13"><text:tab/></text:p>
      <text:p text:style-name="P13"><text:tab/><text:span text:style-name="T7">We added the sentence as follows:</text:span></text:p>
      <text:p text:style-name="P13"/>
      <text:p text:style-name="P13"><text:tab/>“… <text:span text:style-name="T8">the price response function increases to a maximum and then slowly decreases <text:tab/>with increasing \tau</text:span>”</text:p>
      <text:p text:style-name="P13"/>
      <text:list xml:id="list184124342471837" text:continue-numbering="true" text:style-name="L1">
        <text:list-item>
          <text:p text:style-name="P12"/>
        </text:list-item>
        <text:list-item>
          <text:p text:style-name="P12"/>
        </text:list-item>
      </text:list>
      <text:list xml:id="list7996970363645093061" text:style-name="L3">
        <text:list-header>
          <text:p text:style-name="P8"/>
        </text:list-header>
      </text:list>
      <text:p text:style-name="P2"/>
      <text:p text:style-name="P5">We hope that we answered the referees’ questions and the revised version of our manuscript meets the criteria for publication in the <text:span text:style-name="T1">journal</text:span> <text:span text:style-name="T1">Physica A: Statistical Mechanics and its Applications</text:span>.</text:p>
      <text:p text:style-name="P5"/>
      <text:p text:style-name="P5">Yours Sincerely,</text:p>
      <text:p text:style-name="P5"/>
      <text:p text:style-name="P6"/>
      <text:p text:style-name="P6">Juan Camilo Henao Londono, <text:span text:style-name="T1">also on behalf of Thomas Gu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1-09-13T18:41:23.146214205</dc:date>
    <meta:editing-duration>PT38M45S</meta:editing-duration>
    <meta:editing-cycles>7</meta:editing-cycles>
    <meta:generator>LibreOffice/5.2.7.2$Linux_X86_64 LibreOffice_project/20m0$Build-2</meta:generator>
    <meta:document-statistic meta:table-count="0" meta:image-count="0" meta:object-count="0" meta:page-count="2" meta:paragraph-count="26" meta:word-count="596" meta:character-count="3427" meta:non-whitespace-character-count="2834"/>
  </office:meta>
</office:document-meta>
</file>